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sans-serif"/>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text-properties fo:color="#004dbb" style:font-name="Calibri" fo:font-size="11pt" fo:language="en" fo:country="none" style:font-size-asian="11pt"/>
    </style:style>
    <style:style style:name="P2" style:family="paragraph" style:parent-style-name="Standard" style:master-page-name="Standard">
      <style:paragraph-properties fo:margin-top="0in" fo:margin-bottom="0.139in" loext:contextual-spacing="false" fo:line-height="115%" style:page-number="auto"/>
      <style:text-properties style:font-name="Calibri" fo:font-size="11pt" fo:language="en" fo:country="none" style:font-size-asian="11pt"/>
    </style:style>
    <style:style style:name="P3"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4" style:family="paragraph" style:parent-style-name="Standard">
      <style:paragraph-properties fo:margin-top="0in" fo:margin-bottom="0.139in" loext:contextual-spacing="false" fo:line-height="115%"/>
      <style:text-properties fo:color="#00b050" style:font-name="Calibri" fo:font-size="11pt" fo:language="en" fo:country="none" style:font-size-asian="11pt"/>
    </style:style>
    <style:style style:name="P5" style:family="paragraph" style:parent-style-name="Standard">
      <style:paragraph-properties fo:margin-top="0in" fo:margin-bottom="0.139in" loext:contextual-spacing="false" fo:line-height="115%"/>
      <style:text-properties fo:color="#004dbb" style:font-name="Calibri" fo:font-size="11pt" fo:language="en" fo:country="none" style:font-size-asian="11pt"/>
    </style:style>
    <style:style style:name="P6" style:family="paragraph" style:parent-style-name="Standard">
      <style:paragraph-properties fo:margin-top="0in" fo:margin-bottom="0.139in" loext:contextual-spacing="false" fo:line-height="115%"/>
      <style:text-properties fo:color="#000000" style:font-name="Calibri" fo:font-size="11pt" fo:language="en" fo:country="none" style:font-size-asian="11pt"/>
    </style:style>
    <style:style style:name="P7" style:family="paragraph" style:parent-style-name="Standard">
      <style:paragraph-properties fo:margin-top="0in" fo:margin-bottom="0.139in" loext:contextual-spacing="false" fo:line-height="115%"/>
      <style:text-properties fo:color="#0000cc" style:font-name="Calibri" fo:font-size="11pt" fo:language="en" fo:country="none" officeooo:paragraph-rsid="000f2800" style:font-size-asian="11pt"/>
    </style:style>
    <style:style style:name="P8" style:family="paragraph" style:parent-style-name="Standard">
      <style:paragraph-properties fo:margin-top="0in" fo:margin-bottom="0.139in" loext:contextual-spacing="false" fo:line-height="115%"/>
      <style:text-properties fo:color="#00cc33"/>
    </style:style>
    <style:style style:name="P9" style:family="paragraph" style:parent-style-name="Standard">
      <style:paragraph-properties fo:margin-top="0in" fo:margin-bottom="0.139in" loext:contextual-spacing="false" fo:line-height="115%"/>
      <style:text-properties fo:color="#00cc00" style:font-name="Calibri" fo:font-size="11pt" fo:language="en" fo:country="none" style:font-size-asian="11pt"/>
    </style:style>
    <style:style style:name="P10" style:family="paragraph" style:parent-style-name="Standard">
      <style:paragraph-properties fo:margin-top="0in" fo:margin-bottom="0.139in" loext:contextual-spacing="false" fo:line-height="115%"/>
      <style:text-properties fo:color="#00cc00" officeooo:rsid="0010658b" officeooo:paragraph-rsid="0010658b" fo:background-color="transparent"/>
    </style:style>
    <style:style style:name="P11" style:family="paragraph" style:parent-style-name="Standard">
      <style:paragraph-properties fo:margin-top="0in" fo:margin-bottom="0.139in" loext:contextual-spacing="false" fo:line-height="115%"/>
      <style:text-properties fo:font-variant="normal" fo:text-transform="none" fo:color="#000000" fo:letter-spacing="normal" fo:background-color="transparent" loext:padding="0in" loext:border="none"/>
    </style:style>
    <style:style style:name="P12" style:family="paragraph" style:parent-style-name="Standard">
      <style:paragraph-properties fo:margin-top="0in" fo:margin-bottom="0.139in" loext:contextual-spacing="false" fo:line-height="115%"/>
      <style:text-properties fo:font-variant="normal" fo:text-transform="none" fo:color="#000000" fo:letter-spacing="normal" officeooo:paragraph-rsid="0010658b" fo:background-color="transparent" loext:padding="0in" loext:border="none"/>
    </style:style>
    <style:style style:name="P13" style:family="paragraph" style:parent-style-name="Standard">
      <style:paragraph-properties fo:margin-top="0in" fo:margin-bottom="0.139in" loext:contextual-spacing="false" fo:line-height="115%"/>
      <style:text-properties fo:font-variant="normal" fo:text-transform="none" fo:color="#00cc00" fo:letter-spacing="normal" fo:background-color="transparent" loext:padding="0in" loext:border="none"/>
    </style:style>
    <style:style style:name="P14" style:family="paragraph" style:parent-style-name="Standard">
      <style:paragraph-properties fo:margin-top="0in" fo:margin-bottom="0.139in" loext:contextual-spacing="false" fo:line-height="115%"/>
      <style:text-properties fo:font-variant="normal" fo:text-transform="none" fo:color="#0000cc" fo:letter-spacing="normal" officeooo:rsid="000f2800" officeooo:paragraph-rsid="000f2800" fo:background-color="transparent" loext:padding="0in" loext:border="none"/>
    </style:style>
    <style:style style:name="P15" style:family="paragraph" style:parent-style-name="Standard">
      <style:paragraph-properties fo:margin-top="0in" fo:margin-bottom="0.139in" loext:contextual-spacing="false" fo:line-height="115%"/>
      <style:text-properties fo:font-variant="normal" fo:text-transform="none" fo:color="#ff0000" fo:letter-spacing="normal" officeooo:paragraph-rsid="0010658b" fo:background-color="transparent" loext:padding="0in" loext:border="none"/>
    </style:style>
    <style:style style:name="P16" style:family="paragraph" style:parent-style-name="Standard">
      <style:paragraph-properties fo:margin-top="0in" fo:margin-bottom="0.139in" loext:contextual-spacing="false" fo:line-height="115%"/>
      <style:text-properties fo:color="#0000ff" officeooo:rsid="0010658b" officeooo:paragraph-rsid="0010658b"/>
    </style:style>
    <style:style style:name="P17" style:family="paragraph" style:parent-style-name="Standard">
      <style:paragraph-properties fo:margin-top="0in" fo:margin-bottom="0.139in" loext:contextual-spacing="false" fo:line-height="115%"/>
      <style:text-properties fo:color="#ff0000" officeooo:rsid="0010658b" officeooo:paragraph-rsid="0010658b"/>
    </style:style>
    <style:style style:name="P18" style:family="paragraph" style:parent-style-name="Standard">
      <style:paragraph-properties fo:margin-top="0in" fo:margin-bottom="0.139in" loext:contextual-spacing="false" fo:line-height="115%"/>
      <style:text-properties fo:color="#cc00cc" style:font-name="Calibri" fo:font-size="11pt" fo:language="en" fo:country="none" style:font-size-asian="11pt"/>
    </style:style>
    <style:style style:name="P19" style:family="paragraph" style:parent-style-name="Standard">
      <style:paragraph-properties fo:margin-top="0in" fo:margin-bottom="0.139in" loext:contextual-spacing="false" fo:line-height="115%"/>
      <style:text-properties fo:color="#cc00cc" style:font-name="Calibri" fo:font-size="11pt" fo:language="en" fo:country="none" officeooo:rsid="0010658b" officeooo:paragraph-rsid="001415dd" style:font-size-asian="11pt"/>
    </style:style>
    <style:style style:name="T1" style:family="text">
      <style:text-properties officeooo:rsid="000ea860"/>
    </style:style>
    <style:style style:name="T2" style:family="text">
      <style:text-properties fo:font-weight="normal"/>
    </style:style>
    <style:style style:name="T3" style:family="text">
      <style:text-properties style:font-name="OpenSans" fo:font-size="10.5pt" fo:font-style="normal" fo:font-weight="normal"/>
    </style:style>
    <style:style style:name="T4" style:family="text">
      <style:text-properties style:font-name="OpenSans" fo:font-size="10.5pt" fo:font-style="normal" fo:font-weight="normal" officeooo:rsid="0010658b"/>
    </style:style>
    <style:style style:name="T5" style:family="text">
      <style:text-properties style:font-name="OpenSans" fo:font-size="10.5pt" fo:font-style="normal" fo:font-weight="bold"/>
    </style:style>
    <style:style style:name="T6" style:family="text">
      <style:text-properties style:font-name="OpenSans" fo:font-size="10.5pt" fo:font-style="normal" fo:font-weight="bold" officeooo:rsid="0010658b"/>
    </style:style>
    <style:style style:name="T7" style:family="text">
      <style:text-properties style:font-name="OpenSans" fo:font-size="10.5pt" fo:language="en" fo:country="none" fo:font-style="normal" fo:font-weight="bold" style:font-size-asian="11pt"/>
    </style:style>
    <style:style style:name="T8" style:family="text">
      <style:text-properties fo:font-variant="normal" fo:text-transform="none" style:font-name="OpenSans" fo:font-size="10.5pt" fo:letter-spacing="normal" fo:font-style="normal" fo:font-weight="normal"/>
    </style:style>
    <style:style style:name="T9" style:family="text">
      <style:text-properties fo:font-variant="normal" fo:text-transform="none" style:font-name="OpenSans" fo:font-size="10.5pt" fo:letter-spacing="normal" fo:font-style="normal" fo:font-weight="normal" officeooo:rsid="001415dd"/>
    </style:style>
    <style:style style:name="T10" style:family="text">
      <style:text-properties fo:font-variant="normal" fo:text-transform="none" fo:color="#000000" style:font-name="OpenSans"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AMEN PEGA SOLO ESTUDIAR, NO ES IGUAL AL DE CERTIFICACION.</text:p>
      <text:p text:style-name="P18">-----------------------------CASE DESIGN--------------------------------------------------------------</text:p>
      <text:p text:style-name="P3">Question 1- Which requirement would be best implemented as an alternate stage when defining a case type?</text:p>
      <text:p text:style-name="P4">Answerd: <text:s/>If a timesheet is rejected, it can be corrected and resubmitted.</text:p>
      <text:p text:style-name="P1">WHY: Some situations, work does not always go according to plan. When that happens, use an alternate astage to describe the actions needed to resolve the situation. For exemplo, you must consider that orders can be canceled before be sendend. If a order is canceled a number of tasks must be completed before the order is considered canceled.</text:p>
      <text:p text:style-name="P6">Question 2- Select two statements that best describe the relationship between a case and a child case. (Choose Two)</text:p>
      <text:p text:style-name="P4">Answerd 1: A case is considered the primary processing unit (parent case) of a business transaction, while a child case is any related case that represents work that must be completed to resolve the parent case.</text:p>
      <text:p text:style-name="P4">Answerd 2: A case represents the processes, data, and work parties involved in completing a business transaction. A child case typically focuses on a subset of data relative to a parent case and usually involves different work parties than the parent case.</text:p>
      <text:p text:style-name="P1">WHY: You can model this parent-child relationship with a case type hierarchy that contains a top-level case type and child case type. For example, in a auto insurance application has a top level case type accident claim. The accident claim includes two child case types Vehicle damange and bodily injury. These two child case must be solved if you want close the parent case.</text:p>
      <text:p text:style-name="P1"/>
      <text:p text:style-name="P18">-----------------------------DATA MODEL DESIGN-------------------------------------------------</text:p>
      <text:p text:style-name="P11"><text:span text:style-name="T7">Question 1 </text:span><text:span text:style-name="T3">You have a case type for account opening which has a credit check child case. You have configured data propagation on the account case for the credit check subcase. Which of the following statements described the data propagation feature?</text:span></text:p>
      <text:p text:style-name="P6"/>
      <text:p text:style-name="P9">Data is propagated when the credit check child case is created.</text:p>
      <text:p text:style-name="P7">WHY: <text:span text:style-name="T1">The data propagation is the meachanism of cpying data within the case hiberarchy. Data propagation ensures that the appopriate inofrmation is propagated to a subcase and spin-off cases,it means that data propagation is no limited. Data propagation happens on case creation.</text:span></text:p>
      <text:p text:style-name="P7"/>
      <text:p text:style-name="P11"><text:soft-page-break/><text:span text:style-name="T5">Question 2 </text:span><text:span text:style-name="T3">Select the statements that best describe the purpose of a data transform. (Choose Two)</text:span></text:p>
      <text:p text:style-name="P13"><text:span text:style-name="T3">Use data transforms to map data from a source to a target, and perform any conversions needed to achieve the intended mapping results. </text:span></text:p>
      <text:p text:style-name="P13"><text:span text:style-name="T3">Use data transforms to set properties values on a given page, whether they are initial values or updated values. </text:span></text:p>
      <text:p text:style-name="P14"><text:span text:style-name="T3">Some times you need copy data form one place to another. Other times, your data is not in the form you require, so you need to find a way to manipulate that data into an acceptable form. You can use the data transform to manipulating data, it transforms data in the application. You can use special data transform rules pyDefault or pySetFieldDefaults to iniciazlize property values when creating a case.</text:span></text:p>
      <text:p text:style-name="P11"><text:span text:style-name="T5">Question 3 </text:span><text:span text:style-name="T3">-Given this partial user story:<text:line-break/><text:line-break/>Customer must provide at least one of the following three telephone numbers:<text:line-break/><text:line-break/>•Home<text:line-break/>•Office<text:line-break/>•Mobile<text:line-break/><text:line-break/>Which property mode should be used to collect and identify this phone number by name?</text:span></text:p>
      <text:p text:style-name="P8"><text:span text:style-name="T8">Value Group</text:span> </text:p>
      <text:p text:style-name="P16"><text:span text:style-name="T8">Use a Value Group property to create a property that can contain an unordered group of single values.</text:span> </text:p>
      <text:p text:style-name="P16"/>
      <text:p text:style-name="P12"><text:span text:style-name="T6">Question 4 </text:span><text:span text:style-name="T3">-An application includes the property reference .Customer.Assets(3).AssetType.<text:line-break/><text:line-break/>The property type of .Assets(3) is a ________________.</text:span></text:p>
      <text:p text:style-name="P10">Page List</text:p>
      <text:p text:style-name="P16">With a Page List you can create a property that can contain an ordered list of embedded pages.</text:p>
      <text:p text:style-name="P16"/>
      <text:p text:style-name="P15"><text:soft-page-break/><text:span text:style-name="T6">Question 5 </text:span><text:span text:style-name="T3">-Two forms for an online shopping process use a declarative network to calculate values. The first form contains fields that display the item total amounts and the order total amount.  The second form includes fields that display the taxes and the grand total that will be charged to the user's credit card. Which declare expression configuration would you use so that all the values on the second form are calculated  only when the user reaches the form?</text:span></text:p>
      <text:p text:style-name="P17"><text:span text:style-name="T8">Backward chaining for the taxes and grand total</text:span></text:p>
      <text:p text:style-name="P19"><text:span text:style-name="T8">-----------------------------</text:span><text:span text:style-name="T9">PROCESS DESIGN</text:span><text:span text:style-name="T8">-------------------------------------------------</text:span></text:p>
      <text:p text:style-name="P12"><text:span text:style-name="T4">Question 1 </text:span><text:span text:style-name="T3">-Which two requirements are examples of an escalation action on a service level agreement? (Choose Two)</text:span></text:p>
      <text:p text:style-name="P1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sans-serif"/>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 LibreOffice_project/5e3e00a007d9b3b6efb6797a8b8e57b51ab1f737</meta:generator>
    <dc:date>2018-07-16T14:35:53.161000000</dc:date>
    <meta:editing-duration>PT17M47S</meta:editing-duration>
    <meta:editing-cycles>2</meta:editing-cycles>
    <meta:document-statistic meta:table-count="0" meta:image-count="0" meta:object-count="0" meta:page-count="3" meta:paragraph-count="27" meta:word-count="689" meta:character-count="4383" meta:non-whitespace-character-count="3713"/>
  </office:meta>
</office:document-meta>
</file>